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E0000005E229C8222.png"/>
  <manifest:file-entry manifest:media-type="image/png" manifest:full-path="Pictures/100002010000013C000000F6814F19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bitmap" draw:fill-color="#99ccff" draw:fill-gradient-name="Gradient_20_1" draw:fill-hatch-name="Black_20_0_20_Degrees" draw:fill-image-name="Metal" draw:opacity-name="Transparency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-color="#0066cc" draw:opacity="50%" draw:textarea-horizontal-align="center" draw:textarea-vertical-align="middle" draw:shadow="visible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solid" draw:fill-color="#0066cc" draw:opacity="50%" draw:textarea-horizontal-align="center" draw:textarea-vertical-align="middle" draw:shadow="visible" draw:shadow-opacity="5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cm" svg:y="-1cm" svg:width="9.142cm" svg:height="7.126cm" draw:z-index="1"><draw:image xlink:href="Pictures/100002010000013C000000F6814F19E8.png" xlink:type="simple" xlink:show="embed" xlink:actuate="onLoad"/></draw:frame><draw:rect text:anchor-type="paragraph" draw:z-index="0" draw:style-name="gr1" draw:text-style-name="P1" svg:width="28.001cm" svg:height="20.998cm" svg:x="0cm" svg:y="-1cm"><text:p/></draw:rect><draw:rect text:anchor-type="paragraph" draw:z-index="2" draw:style-name="gr2" draw:text-style-name="P1" svg:width="25cm" svg:height="4.001cm" svg:x="1.349cm" svg:y="0.529cm" draw:corner-radius="0.499cm"><text:p/></draw:rect><draw:rect text:anchor-type="paragraph" draw:z-index="3" draw:style-name="gr3" draw:text-style-name="P1" svg:width="25cm" svg:height="14.2cm" svg:x="1.349cm" svg:y="5.001cm" draw:corner-radius="0.499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Metal" xlink:href="Pictures/100000000000005E0000005E229C8222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20%" draw:end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6-26T10:11:11</meta:creation-date>
    <dc:date>2008-06-26T10:28:03</dc:date>
    <meta:editing-cycles>1</meta:editing-cycles>
    <meta:editing-duration>PT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